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6" style:family="graphic" style:parent-style-name="standard">
      <style:graphic-properties draw:fill="solid" draw:fill-color="#7da647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7" style:family="graphic" style:parent-style-name="standard">
      <style:graphic-properties draw:stroke="dash" draw:stroke-dash="Fine_20_Dashed_20__28_var_29_" svg:stroke-width="0cm" svg:stroke-color="#000000" draw:marker-start-width="0.2cm" draw:marker-end="Arrow_20_concave" draw:marker-end-width="0.2cm" draw:textarea-horizontal-align="center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000000" draw:fill="solid" draw:fill-color="#c0c0c0" draw:fill-gradient-name="Grau_20_-_20_weiß" fo:min-height="0.379cm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 fo:font-weight="bold"/>
    </style:style>
    <style:style style:name="P7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7pt" fo:font-style="italic" fo:font-weight="normal"/>
    </style:style>
    <style:style style:name="P10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T1" style:family="text">
      <style:text-properties fo:color="#ffffff" fo:font-size="9pt" style:font-size-asian="18pt" style:font-size-complex="18pt"/>
    </style:style>
    <style:style style:name="T2" style:family="text">
      <style:text-properties fo:color="#ffffff" fo:font-size="7pt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color="#000000" fo:font-size="9pt" style:font-size-asian="18pt" style:font-size-complex="18pt"/>
    </style:style>
    <style:style style:name="T5" style:family="text">
      <style:text-properties fo:color="#000000" fo:font-size="7pt" style:font-size-asian="18pt" style:font-size-complex="18pt"/>
    </style:style>
    <style:style style:name="T6" style:family="text">
      <style:text-properties fo:font-family="'Bitstream Vera Sans'" style:font-family-generic="swiss" style:font-pitch="variable" fo:font-size="7pt" fo:font-style="italic" fo:font-weight="normal"/>
    </style:style>
    <style:style style:name="T7" style:family="text">
      <style:text-properties fo:font-family="'Courier New'" style:font-family-generic="modern" style:font-pitch="fixed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502cm" svg:height="1.237cm" svg:x="4.258cm" svg:y="11.236cm">
          <draw:text-box>
            <text:p text:style-name="P5"/>
          </draw:text-box>
        </draw:frame>
        <draw:g>
          <draw:custom-shape draw:style-name="gr2" draw:text-style-name="P1" draw:layer="layout" svg:width="15.5cm" svg:height="6.75cm" svg:x="0cm" svg:y="0cm">
            <draw:glue-point draw:id="4" svg:x="3.916cm" svg:y="0.666cm"/>
            <text:p text:style-name="P5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draw:transform="rotate (3.1415926535892) translate (3.25cm 2.5cm)">
            <draw:glue-point draw:id="4" svg:x="-1.923cm" svg:y="-4.333cm"/>
            <text:p text:style-name="P2"><text:span text:style-name="T1">HAL for </text:span></text:p>
            <text:p text:style-name="P2"><text:span text:style-name="T1">supplementary</text:span></text:p>
            <text:p text:style-name="P2"><text:span text:style-name="T1">extended drivers</text:span><text:span text:style-name="T2"><text:line-break/></text:span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5cm" svg:height="1.5cm" draw:transform="rotate (3.1415926535892) translate (3.75cm 4.2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act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3.8cm" svg:height="1.5cm" draw:transform="rotate (3.1415926535892) translate (11.5cm 4.25cm)">
            <draw:glue-point draw:id="4" svg:x="-1.923cm" svg:y="-4.333cm"/>
            <text:p text:style-name="P2"><text:span text:style-name="T1">HAL for </text:span></text:p>
            <text:p text:style-name="P2"><text:span text:style-name="T1">supplementary drivers</text:span></text:p>
            <text:p text:style-name="P2"><text:span text:style-name="T1">on PM167of STW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3" draw:layer="layout" svg:width="3.5cm" svg:height="1.5cm" draw:transform="rotate (3.1415926535892) translate (15.25cm 4.25cm)">
            <draw:glue-point draw:id="4" svg:x="-1.923cm" svg:y="-4.333cm"/>
            <draw:glue-point draw:id="5" svg:x="1.47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RS232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9.6cm" svg:y1="4.25cm" svg:x2="11.375cm" svg:y2="5.25cm" draw:start-shape="id1" draw:start-glue-point="2" draw:end-shape="id2" draw:end-glue-point="0">
            <text:p text:style-name="P5"/>
          </draw:connector>
          <draw:frame draw:style-name="gr5" draw:text-style-name="P6" draw:layer="layout" svg:width="14.176cm" svg:height="1.089cm" svg:x="0.201cm" svg:y="-0.089cm">
            <draw:text-box>
              <text:p text:style-name="P5"><text:span text:style-name="T3">HAL for supplementary drivers on PM167 of STW</text:span></text:p>
            </draw:text-box>
          </draw:frame>
          <draw:custom-shape draw:style-name="gr6" draw:text-style-name="P7" draw:id="id2" draw:layer="layout" svg:width="2.75cm" svg:height="1.25cm" draw:transform="rotate (3.1415926535892) translate (12.75cm 6.5cm)">
            <draw:glue-point draw:id="4" svg:x="2.272cm" svg:y="-5cm"/>
            <draw:glue-point draw:id="5" svg:x="1.47cm" svg:y="5cm"/>
            <text:p text:style-name="P2"><text:span text:style-name="T4">Target adoption</text:span></text:p>
            <text:p text:style-name="P2"><text:span text:style-name="T4">of RS232 IO</text:span></text:p>
            <text:p text:style-name="P2"><text:span text:style-name="T5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14.014cm" svg:y1="4.25cm" svg:x2="11.999cm" svg:y2="5.25cm" draw:start-shape="id3" draw:start-glue-point="5" draw:end-shape="id2" draw:end-glue-point="4">
            <text:p text:style-name="P2"><text:span text:style-name="T6"><text:s/></text:span><text:span text:style-name="T6"><text:tab/></text:span><text:span text:style-name="T6"> <text:s text:c="11"/></text:span><text:span text:style-name="T6">implement</text:span></text:p>
            <text:p text:style-name="P8"><text:span text:style-name="T6"><text:tab/></text:span><text:span text:style-name="T6"> <text:s text:c="6"/></text:span><text:span text:style-name="T6">depend</text:span></text:p>
          </draw:connector>
          <draw:frame draw:style-name="gr8" draw:text-style-name="P10" draw:layer="layout" svg:width="1.5cm" svg:height="0.399cm" svg:x="9.85cm" svg:y="4.501cm">
            <draw:text-box>
              <text:p text:style-name="P2"><text:span text:style-name="T7">rs232</text:span></text:p>
            </draw:text-box>
          </draw:frame>
          <draw:custom-shape draw:style-name="gr3" draw:text-style-name="P3" draw:layer="layout" svg:width="3.5cm" svg:height="1.5cm" draw:transform="rotate (3.1415926535892) translate (7.5cm 4.2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sens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2cm" fo:page-height="6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9T09:45:34</dc:date>
    <dc:language>de-DE</dc:language>
    <meta:editing-cycles>38</meta:editing-cycles>
    <meta:editing-duration>PT10H23M1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